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652e"/>
    </style:style>
    <style:style style:name="P2" style:family="paragraph" style:parent-style-name="Standard">
      <style:text-properties officeooo:rsid="000c652e" officeooo:paragraph-rsid="000c652e"/>
    </style:style>
    <style:style style:name="P3" style:family="paragraph" style:parent-style-name="Standard">
      <style:text-properties fo:font-style="italic" officeooo:rsid="000c652e" officeooo:paragraph-rsid="000c652e" style:font-style-asian="italic" style:font-style-complex="italic"/>
    </style:style>
    <style:style style:name="P4" style:family="paragraph" style:parent-style-name="Standard">
      <style:text-properties fo:font-style="italic" officeooo:rsid="000d2624" officeooo:paragraph-rsid="000d2624" style:font-style-asian="italic" style:font-style-complex="italic"/>
    </style:style>
    <style:style style:name="P5" style:family="paragraph" style:parent-style-name="Standard">
      <style:text-properties fo:font-style="italic" officeooo:rsid="000d2624" officeooo:paragraph-rsid="001595cf" style:font-style-asian="italic" style:font-style-complex="italic"/>
    </style:style>
    <style:style style:name="P6" style:family="paragraph" style:parent-style-name="Standard">
      <style:text-properties fo:font-style="italic" officeooo:rsid="000eb62b" officeooo:paragraph-rsid="000eb62b" style:font-style-asian="italic" style:font-style-complex="italic"/>
    </style:style>
    <style:style style:name="P7" style:family="paragraph" style:parent-style-name="Standard">
      <style:text-properties fo:font-style="italic" officeooo:rsid="000f18d9" officeooo:paragraph-rsid="000f18d9" style:font-style-asian="italic" style:font-style-complex="italic"/>
    </style:style>
    <style:style style:name="P8" style:family="paragraph" style:parent-style-name="Standard">
      <style:text-properties fo:font-style="italic" officeooo:rsid="0010a266" officeooo:paragraph-rsid="0010a266" style:font-style-asian="italic" style:font-style-complex="italic"/>
    </style:style>
    <style:style style:name="P9" style:family="paragraph" style:parent-style-name="Standard">
      <style:text-properties fo:font-style="italic" officeooo:rsid="001426d4" officeooo:paragraph-rsid="001426d4" style:font-style-asian="italic" style:font-style-complex="italic"/>
    </style:style>
    <style:style style:name="P10" style:family="paragraph" style:parent-style-name="Standard">
      <style:text-properties fo:font-style="italic" style:text-underline-style="none" fo:font-weight="normal" officeooo:rsid="0012760c" officeooo:paragraph-rsid="0012760c" style:font-style-asian="italic" style:font-weight-asian="normal" style:font-style-complex="italic" style:font-weight-complex="normal"/>
    </style:style>
    <style:style style:name="P11" style:family="paragraph" style:parent-style-name="Standard">
      <style:text-properties fo:font-style="italic" style:text-underline-style="none" fo:font-weight="normal" officeooo:rsid="001b7c11" officeooo:paragraph-rsid="001b7c11" style:font-style-asian="italic" style:font-weight-asian="normal" style:font-style-complex="italic" style:font-weight-complex="normal"/>
    </style:style>
    <style:style style:name="P12" style:family="paragraph" style:parent-style-name="Standard">
      <style:text-properties fo:font-style="italic" style:text-underline-style="none" fo:font-weight="normal" officeooo:rsid="001cce98" officeooo:paragraph-rsid="001cce98" style:font-style-asian="italic" style:font-weight-asian="normal" style:font-style-complex="italic" style:font-weight-complex="normal"/>
    </style:style>
    <style:style style:name="P13" style:family="paragraph" style:parent-style-name="Standard">
      <style:text-properties officeooo:rsid="000d2624" officeooo:paragraph-rsid="000d2624"/>
    </style:style>
    <style:style style:name="P14" style:family="paragraph" style:parent-style-name="Standard">
      <style:text-properties officeooo:rsid="000d2624" officeooo:paragraph-rsid="00186cf7"/>
    </style:style>
    <style:style style:name="P15" style:family="paragraph" style:parent-style-name="Standard">
      <style:text-properties officeooo:rsid="000eb62b" officeooo:paragraph-rsid="000eb62b"/>
    </style:style>
    <style:style style:name="P16" style:family="paragraph" style:parent-style-name="Standard">
      <style:text-properties style:text-underline-style="solid" style:text-underline-width="auto" style:text-underline-color="font-color" fo:font-weight="bold" officeooo:rsid="000d2624" officeooo:paragraph-rsid="000d2624"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c652e"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fa95d" officeooo:paragraph-rsid="000fa95d"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b7c11" officeooo:paragraph-rsid="001b7c11" style:font-weight-asian="bold" style:font-weight-complex="bold"/>
    </style:style>
    <style:style style:name="P20" style:family="paragraph" style:parent-style-name="Standard">
      <style:text-properties style:text-underline-style="solid" style:text-underline-width="auto" style:text-underline-color="font-color" fo:font-weight="normal" officeooo:rsid="001cce98" officeooo:paragraph-rsid="001cce98" style:font-weight-asian="normal" style:font-weight-complex="normal"/>
    </style:style>
    <style:style style:name="P21" style:family="paragraph" style:parent-style-name="Standard">
      <style:text-properties officeooo:rsid="000f18d9" officeooo:paragraph-rsid="000f18d9"/>
    </style:style>
    <style:style style:name="P22" style:family="paragraph" style:parent-style-name="Standard">
      <style:text-properties officeooo:rsid="0010a266" officeooo:paragraph-rsid="0010a266"/>
    </style:style>
    <style:style style:name="P23" style:family="paragraph" style:parent-style-name="Standard">
      <style:text-properties style:text-underline-style="none" fo:font-weight="normal" officeooo:rsid="001491e8" officeooo:paragraph-rsid="001491e8" style:font-weight-asian="normal" style:font-weight-complex="normal"/>
    </style:style>
    <style:style style:name="P24" style:family="paragraph" style:parent-style-name="Standard">
      <style:text-properties style:text-underline-style="none" fo:font-weight="normal" officeooo:rsid="0012760c" officeooo:paragraph-rsid="0012760c" style:font-weight-asian="normal" style:font-weight-complex="normal"/>
    </style:style>
    <style:style style:name="P25" style:family="paragraph" style:parent-style-name="Standard">
      <style:text-properties style:text-underline-style="none" fo:font-weight="normal" officeooo:rsid="0018690b" officeooo:paragraph-rsid="00186cf7" style:font-weight-asian="normal" style:font-weight-complex="normal"/>
    </style:style>
    <style:style style:name="P26" style:family="paragraph" style:parent-style-name="Standard">
      <style:text-properties style:text-underline-style="none" fo:font-weight="normal" officeooo:rsid="001b7c11" officeooo:paragraph-rsid="001b7c11" style:font-weight-asian="normal" style:font-weight-complex="normal"/>
    </style:style>
    <style:style style:name="P27" style:family="paragraph" style:parent-style-name="Standard">
      <style:text-properties style:text-underline-style="none" fo:font-weight="normal" officeooo:rsid="001cce98" officeooo:paragraph-rsid="001cce98" style:font-weight-asian="normal" style:font-weight-complex="normal"/>
    </style:style>
    <style:style style:name="P28" style:family="paragraph" style:parent-style-name="Standard">
      <style:text-properties officeooo:rsid="001426d4" officeooo:paragraph-rsid="001426d4"/>
    </style:style>
    <style:style style:name="P29" style:family="paragraph" style:parent-style-name="Standard">
      <style:text-properties officeooo:rsid="0018690b" officeooo:paragraph-rsid="0010a266"/>
    </style:style>
    <style:style style:name="P30" style:family="paragraph" style:parent-style-name="Standard">
      <style:text-properties officeooo:rsid="0018690b" officeooo:paragraph-rsid="00186cf7"/>
    </style:style>
    <style:style style:name="P31" style:family="paragraph" style:parent-style-name="Standard">
      <style:text-properties officeooo:rsid="00186cf7" officeooo:paragraph-rsid="00186cf7"/>
    </style:style>
    <style:style style:name="P32" style:family="paragraph" style:parent-style-name="Standard">
      <style:paragraph-properties fo:break-before="page"/>
      <style:text-properties style:text-underline-style="solid" style:text-underline-width="auto" style:text-underline-color="font-color" fo:font-weight="bold" officeooo:rsid="001b7c11" officeooo:paragraph-rsid="001b7c11" style:font-weight-asian="bold" style:font-weight-complex="bold"/>
    </style:style>
    <style:style style:name="P33" style:family="paragraph" style:parent-style-name="Standard" style:list-style-name="L1">
      <style:text-properties officeooo:rsid="000c652e" officeooo:paragraph-rsid="000c652e"/>
    </style:style>
    <style:style style:name="P34" style:family="paragraph" style:parent-style-name="Standard">
      <style:text-properties style:text-underline-style="none" fo:font-weight="normal" officeooo:rsid="001cce98" officeooo:paragraph-rsid="001cce98" style:font-weight-asian="normal" style:font-weight-complex="normal"/>
    </style:style>
    <style:style style:name="P35" style:family="paragraph" style:parent-style-name="Standard">
      <style:text-properties style:text-underline-style="none" fo:font-weight="normal" officeooo:rsid="001d5c14" officeooo:paragraph-rsid="001d5c14" style:font-weight-asian="normal" style:font-weight-complex="normal"/>
    </style:style>
    <style:style style:name="P36" style:family="paragraph" style:parent-style-name="Standard">
      <style:text-properties style:text-underline-style="none" fo:font-weight="normal" officeooo:rsid="001e3443" officeooo:paragraph-rsid="001e3443"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rsid="001e3443" officeooo:paragraph-rsid="001e3443" style:font-weight-asian="normal" style:font-weight-complex="normal"/>
    </style:style>
    <style:style style:name="P38" style:family="paragraph" style:parent-style-name="Standard">
      <style:text-properties style:text-underline-style="solid" style:text-underline-width="auto" style:text-underline-color="font-color" fo:font-weight="bold" officeooo:rsid="001d5c14" officeooo:paragraph-rsid="001d5c14" style:font-weight-asian="bold" style:font-weight-complex="bold"/>
    </style:style>
    <style:style style:name="P39" style:family="paragraph" style:parent-style-name="Standard">
      <style:text-properties fo:font-style="italic" style:text-underline-style="none" fo:font-weight="normal" officeooo:rsid="001d5c14" officeooo:paragraph-rsid="001d5c14" style:font-style-asian="italic" style:font-weight-asian="normal" style:font-style-complex="italic" style:font-weight-complex="normal"/>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760c"/>
    </style:style>
    <style:style style:name="T5" style:family="text">
      <style:text-properties officeooo:rsid="00129dc9"/>
    </style:style>
    <style:style style:name="T6" style:family="text">
      <style:text-properties officeooo:rsid="001491e8"/>
    </style:style>
    <style:style style:name="T7" style:family="text">
      <style:text-properties officeooo:rsid="0019b5f9"/>
    </style:style>
    <style:style style:name="T8" style:family="text">
      <style:text-properties officeooo:rsid="001d5c14"/>
    </style:style>
    <style:style style:name="T9" style:family="text">
      <style:text-properties officeooo:rsid="001e34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ramework</text:p>
      <text:p text:style-name="P1"/>
      <text:p text:style-name="P2">Framework differs from Executive in several fundamental ways :</text:p>
      <text:p text:style-name="P2"/>
      <text:list xml:id="list7654485964516646260" text:style-name="L1">
        <text:list-item>
          <text:p text:style-name="P33">The system maintains a list of classes and is responsible for instantiating them and creating subclasses.</text:p>
        </text:list-item>
        <text:list-item>
          <text:p text:style-name="P33">The objects are simply a big pile of objects. </text:p>
        </text:list-item>
        <text:list-item>
          <text:p text:style-name="P33">They are grouped together only using tags and similar, they are not grouped by Executive. So an object can talk to a different object.</text:p>
        </text:list-item>
        <text:list-item>
          <text:p text:style-name="P33">The Executive is an object in itself and a wrapper for a collection.</text:p>
        </text:list-item>
      </text:list>
      <text:p text:style-name="P2"/>
      <text:p text:style-name="P3">&lt;void&gt; Framework:registerClass(className &lt;string&gt;, classPrototype &lt;object&gt;)</text:p>
      <text:p text:style-name="P3"/>
      <text:p text:style-name="P2">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text:p>
      <text:p text:style-name="P2"/>
      <text:p text:style-name="P4">&lt;object&gt; Framework:createClass(className &lt;string&gt;, [ superClass &lt;object&gt;])</text:p>
      <text:p text:style-name="P4"/>
      <text:p text:style-name="P13">Creates and registers a new class with the given name (same format as above), returning the object prototype which can be decorated with methods, values as normal. A superclass can be defined for the class, which sets the metatable in the object prototype.</text:p>
      <text:p text:style-name="P13"/>
      <text:p text:style-name="P4">&lt;object&gt; Framework:new(className &lt;string/object&gt;, [data &lt;table&gt;])</text:p>
      <text:p text:style-name="P13"/>
      <text:p text:style-name="P13">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3"/>
      <text:p text:style-name="P4">&lt;object&gt; Framework:delete(object &lt;object&gt;)</text:p>
      <text:p text:style-name="P4"/>
      <text:p text:style-name="P13">Firstly, this calls the objects destructor, if it exists, then it removes all its entries from its tagging indices, checking that it was tagged as “frameworkObject”. The object is then marked as dead. </text:p>
      <text:p text:style-name="P13"/>
      <text:p text:style-name="P5">&lt;object&gt; Framework:convert(object &lt;object&gt;, [data &lt;table&gt;])</text:p>
      <text:p text:style-name="P4"/>
      <text:p text:style-name="P13">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3"/>
      <text:p text:style-name="P6">&lt;void&gt; Framework:addObjectMethod(methodName &lt;string&gt;, methodEntity &lt;?&gt;) </text:p>
      <text:p text:style-name="P6"/>
      <text:p text:style-name="P15">Adds a value, table or function (usually the latter) to the Framework:ObjectMembers table.</text:p>
      <text:p text:style-name="P15"/>
      <text:p text:style-name="P6"><text:soft-page-break/>&lt;void&gt; Framework:tag(object &lt;object&gt;,tagName &lt;string&gt;, command &lt;number&gt;)</text:p>
      <text:p text:style-name="P6"/>
      <text:p text:style-name="P15">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15"/>
      <text:p text:style-name="P7">&lt;number&gt;,&lt;table&gt; Framework:query(query &lt;string&gt;)</text:p>
      <text:p text:style-name="P7"/>
      <text:p text:style-name="P21">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21"/>
      <text:p text:style-name="P9">&lt;void&gt; Framework:perform(objectTable &lt;table&gt;, method &lt;string&gt;, [p1,p2,p3])</text:p>
      <text:p text:style-name="P9"/>
      <text:p text:style-name="P28">Calls the named method on all objects in the table (note, hash not an array) with up to three parameters. The parameters are done this way to avoid unpack() which is present in the executive equivalent.</text:p>
      <text:p text:style-name="P28"/>
      <text:p text:style-name="P16">Object me<text:span text:style-name="T6">thods/members</text:span></text:p>
      <text:p text:style-name="P16"/>
      <text:p text:style-name="P23">Most object members and methods are short hooks to Framework methods.</text:p>
      <text:p text:style-name="P23"/>
      <text:p text:style-name="P4">&lt;boolean&gt; OBJECT:isAlive() </text:p>
      <text:p text:style-name="P4"/>
      <text:p text:style-name="P13">Returns true if the object is actually alive, <text:span text:style-name="T3">i.e. has not been deleted.</text:span></text:p>
      <text:p text:style-name="P13"/>
      <text:p text:style-name="P4">&lt;void&gt; OBJECT:delete() </text:p>
      <text:p text:style-name="P4"/>
      <text:p text:style-name="P13"><text:span text:style-name="T6">L</text:span>inks to Framework:delete(). </text:p>
      <text:p text:style-name="P13"/>
      <text:p text:style-name="P7">&lt;<text:span text:style-name="T7">object&gt;</text:span> OBJECT:tag(tags &lt;string&gt;)</text:p>
      <text:p text:style-name="P7"/>
      <text:p text:style-name="P21">Add or subtract tags from object, tags is a sequence of tags seperated by commas to add, or remove if preceded by a – sign, <text:span text:style-name="T7">this function is chainable (i.e. it returns its own reference)</text:span></text:p>
      <text:p text:style-name="P21"/>
      <text:p text:style-name="P8">&lt;number&gt;,&lt;table&gt; OBJECT:query(query&lt;string&gt;)</text:p>
      <text:p text:style-name="P8"/>
      <text:p text:style-name="P22">Same as Framework:query.</text:p>
      <text:p text:style-name="P29"/>
      <text:p text:style-name="P18">Object required handlers</text:p>
      <text:p text:style-name="P18"/>
      <text:p text:style-name="P10"><text:span text:style-name="T5">OBJECT:</text:span>onEnterFrame(deltaTime &lt;number&gt;, currentTime &lt;number&gt;)</text:p>
      <text:p text:style-name="P10"/>
      <text:p text:style-name="P24">Any object tagged “enterFrameHandler” receives a call to onEnterFrame, passing an elapsed time and current time (both in seconds)</text:p>
      <text:p text:style-name="P24"/>
      <text:p text:style-name="P19"/>
      <text:p text:style-name="P32">Messages</text:p>
      <text:p text:style-name="P19"/>
      <text:p text:style-name="P26">Messages are implemented as a seperate object, and sent asynchronously on an enterFrame event (messages is tagged 'enterFrameHandler' and its handler dispatches the messages).</text:p>
      <text:p text:style-name="P26"/>
      <text:p text:style-name="P26">The following object methods are added to the mixins:</text:p>
      <text:p text:style-name="P26"/>
      <text:p text:style-name="P11">&lt;void&gt; OBJECT:sendMessage(recipient &lt;string/object&gt;, [name &lt;string&gt;], [body &lt;table&gt;])</text:p>
      <text:p text:style-name="P11"/>
      <text:p text:style-name="P26">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26"/>
      <text:p text:style-name="P11">&lt;void&gt; OBJECT:sendMessageLater(recipient &lt;string/object&gt;, [name &lt;string&gt;], [body &lt;table&gt;], [delay &lt;number&gt;])</text:p>
      <text:p text:style-name="P11"/>
      <text:p text:style-name="P26">As above but sends the message after delay seconds have elapsed.</text:p>
      <text:p text:style-name="P26"/>
      <text:p text:style-name="P20">Handler</text:p>
      <text:p text:style-name="P27"/>
      <text:p text:style-name="P12">OBJECT:onMessage(sender,name,body)</text:p>
      <text:p text:style-name="P12"/>
      <text:p text:style-name="P27">Message received from the sender, name is the string name, body is extra data sent with the message as defined by the user. <text:span text:style-name="T8">The handler is not called if the object has been deleted.</text:span></text:p>
      <text:p text:style-name="P27"/>
      <text:p text:style-name="P38">Timers</text:p>
      <text:p text:style-name="P38"/>
      <text:p text:style-name="P35">Timers are implemented as a seperate object, sent asynchronously on an enterFrame event. <text:s/></text:p>
      <text:p text:style-name="P35"/>
      <text:p text:style-name="P39">&lt;void&gt; OBJECT:addSingleTimer(period &lt;number&gt;, [tag &lt;string&gt;])</text:p>
      <text:p text:style-name="P39">&lt;void&gt; OBJECT:addRepeatingTimer(period &lt;number&gt;, [tag &lt;string&gt;])</text:p>
      <text:p text:style-name="P39">&lt;void&gt; OBJECT:addMultiTimer(period &lt;number&gt;,count &lt;number&gt;,[tag &lt;string&gt;])</text:p>
      <text:p text:style-name="P39"/>
      <text:p text:style-name="P35">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9">the object is deleted. All periods are in seconds.</text:span></text:p>
      <text:p text:style-name="P35"/>
      <text:p text:style-name="P39">&lt;void&gt; OBJECT:cancelTimer(tag &lt;string&gt;)</text:p>
      <text:p text:style-name="P39"/>
      <text:p text:style-name="P35">Cancel the object with the given tag. <text:span text:style-name="T9">It is not possible to cancel timers without a tag.</text:span></text:p>
      <text:p text:style-name="P35"/>
      <text:p text:style-name="P37">Handler</text:p>
      <text:p text:style-name="P37"/>
      <text:p text:style-name="P36">OBJECT:onTimer(tag &lt;string&gt;)</text:p>
      <text:p text:style-name="P35"/>
      <text:p text:style-name="P36">this is called when a timer is fired.</text:p>
      <text:p text:style-name="P36"/>
      <text:p text:style-name="P14"><text:span text:style-name="T4">TODO:</text:span>Timers <text:span text:style-name="T8">(implementation)</text:span></text:p>
      <text:p text:style-name="P30">TODO:Collections</text:p>
      <text:p text:style-name="P30">TODO:Scenes</text:p>
      <text:p text:style-name="P30">TODO:Factory classes (for mixin objects in the class table)</text:p>
      <text:p text:style-name="P30"><text:soft-page-break/>TODO:Game system</text:p>
      <text:p text:style-name="P30">TODO:Library utilities.</text:p>
      <text:p text:style-name="P31">TODO:Named objects (globally ?)</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16T16:44:31.928010000</dc:date>
    <meta:editing-duration>PT4H33M5S</meta:editing-duration>
    <meta:editing-cycles>22</meta:editing-cycles>
    <meta:generator>LibreOffice/4.2.5.2$MacOSX_X86_64 LibreOffice_project/61cb170a04bb1f12e77c884eab9192be736ec5f5</meta:generator>
    <meta:document-statistic meta:table-count="0" meta:image-count="0" meta:object-count="0" meta:page-count="4" meta:paragraph-count="65" meta:word-count="990" meta:character-count="6710" meta:non-whitespace-character-count="5776"/>
  </office:meta>
</office:document-meta>
</file>